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fo:color="#00000a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3" style:family="text">
      <style:text-properties fo:font-size="12.00pt" fo:font-weight="normal" fo:font-family="'Liberation Mono'" style:font-family-asian="'Liberation Mono'" style:font-family-complex="'Liberation Mono'" fo:background-color="transparent" fo:color="#00000a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fo:color="#00000a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transparent" fo:color="#00000a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transparent" fo:color="#00000a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transparent" fo:color="#00000a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5.00pt" fo:font-weight="bold" fo:font-family="'Liberation Serif'" style:font-family-asian="'Liberation Serif'" style:font-family-complex="'Liberation Serif'" fo:background-color="transparent" fo:color="#00000a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fo:color="#00000a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transparent" fo:color="#00000a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5.00pt" fo:font-weight="bold" fo:font-family="'Liberation Serif'" style:font-family-asian="'Liberation Serif'" style:font-family-complex="'Liberation Serif'" fo:background-color="transparent" fo:color="#00000a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5.00pt" fo:font-weight="bold" fo:font-family="'Liberation Serif'" style:font-family-asian="'Liberation Serif'" style:font-family-complex="'Liberation Serif'" fo:background-color="transparent" fo:color="#00000a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P1" style:family="paragraph">
      <style:paragraph-properties fo:line-height="150.00%" fo:text-align="lef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Exercícios de Java - Algoritmo</text:span><text:span text:style-name="T2"><text:tab/></text:span><text:span text:style-name="T3"><text:tab/></text:span></text:p>
      <text:p text:style-name="P2"><text:span text:style-name="T4">1. Implementação de Classe e Algoritmo</text:span></text:p>
      <text:p text:style-name="P2"><text:span text:style-name="T5"/></text:p>
      <text:p text:style-name="P2"><text:span text:style-name="T6">Escreva uma classe chamada CacheLRU que implementa uma cache do tipo Least Recently Used (LRU). A classe deve ter os seguintes métodos:</text:span></text:p>
      <text:p text:style-name="P2"><text:span text:style-name="T7"/></text:p>
      <text:p text:style-name="P2"><text:span text:style-name="T8">- put(K key, V value): Insere um par chave-valor na cache.</text:span></text:p>
      <text:p text:style-name="P2"><text:span text:style-name="T8">- get(K key): Retorna o valor associado à chave, se presente. Caso contrário, retorna null.</text:span></text:p>
      <text:p text:style-name="P2"><text:span text:style-name="T8">- remove(K key): Remove a chave e seu valor associado da cache.</text:span></text:p>
      <text:p text:style-name="P2"><text:span text:style-name="T8">- size(): Retorna o número atual de elementos na cache.</text:span></text:p>
      <text:p text:style-name="P2"><text:span text:style-name="T9"/></text:p>
      <text:p text:style-name="P2"><text:span text:style-name="T10">A classe deve ter um limite máximo de capacidade, que é definido no momento da criação da instância. Se a cache estiver cheia e for necessário adicionar um novo elemento, o elemento menos recentemente usado deve ser removido.</text:span></text:p>
      <text:p text:style-name="P2"><text:span text:style-name="T11"/></text:p>
      <text:p text:style-name="P2"><text:span text:style-name="T12">2. Manipulação de Arquivos</text:span></text:p>
      <text:p text:style-name="P2"><text:span text:style-name="T13"/></text:p>
      <text:p text:style-name="P2"><text:span text:style-name="T14">Escreva um programa em Java que leia um arquivo texto chamado input.txt, remova todas as linhas em branco e escreva o conteúdo restante em um novo arquivo chamado output.txt.</text:span></text:p>
      <text:p text:style-name="P2"><text:span text:style-name="T15"/></text:p>
      <text:p text:style-name="P2"><text:span text:style-name="T16">3. Multithreading</text:span></text:p>
      <text:p text:style-name="P2"><text:span text:style-name="T17"/></text:p>
      <text:p text:style-name="P2"><text:span text:style-name="T18">Implemente um programa que simule um banco com múltiplas contas e suporte transferências simultâneas entre contas. Garanta que o programa lide corretamente com concorrência, evitando condições de corrida e garantindo a consistência dos saldos das contas.</text:span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20">4. Spring Framework</text:span></text:p>
      <text:p text:style-name="P2"><text:span text:style-name="T21"/></text:p>
      <text:p text:style-name="P2"><text:span text:style-name="T22">Crie um pequeno projeto Spring Boot que exponha uma API RESTful com as seguintes funcionalidades:</text:span></text:p>
      <text:p text:style-name="P2"><text:span text:style-name="T22">- Criar um novo usuário (POST /users)</text:span></text:p>
      <text:p text:style-name="P2"><text:span text:style-name="T22">- Listar todos os usuários (GET /users)</text:span></text:p>
      <text:p text:style-name="P2"><text:span text:style-name="T22">- Buscar um usuário por ID (GET /users/{id})</text:span></text:p>
      <text:p text:style-name="P2"><text:span text:style-name="T22">- Atualizar um usuário existente (PUT /users/{id})</text:span></text:p>
      <text:p text:style-name="P2"><text:span text:style-name="T22">- Deletar um usuário (DELETE /users/{id})</text:span></text:p>
      <text:p text:style-name="P2"><text:span text:style-name="T23"/></text:p>
      <text:p text:style-name="P2"><text:span text:style-name="T24">Cada usuário deve ter um ID, nome e email.</text:span></text:p>
      <text:p text:style-name="P2"><text:span text:style-name="T25"/></text:p>
      <text:p text:style-name="P2"><text:span text:style-name="T26">Parte 3: Análise e Design</text:span></text:p>
      <text:p text:style-name="P2"><text:span text:style-name="T27"/></text:p>
      <text:p text:style-name="P2"><text:span text:style-name="T28">5. Projeto de Sistema</text:span></text:p>
      <text:p text:style-name="P2"><text:span text:style-name="T29"/></text:p>
      <text:p text:style-name="P2"><text:span text:style-name="T30">Você está projetando um sistema de gestão de biblioteca. O sistema deve permitir o cadastro de livros, autores e leitores, além de controlar o empréstimo e devolução de livros. Desenhe um diagrama de classes para este sistema e explique como as classes interagem entre si.</text:span></text:p>
      <text:p text:style-name="P2"><text:span text:style-name="T31"/></text:p>
      <text:p text:style-name="P2"><text:span text:style-name="T32">6. Refatoração de Código</text:span></text:p>
      <text:p text:style-name="P2"><text:span text:style-name="T33"/></text:p>
      <text:p text:style-name="P2"><text:span text:style-name="T34">Você recebeu o seguinte código legado:</text:span></text:p>
      <text:p text:style-name="P2"><text:span text:style-name="T35"/></text:p>
      <text:p text:style-name="P2"><text:span text:style-name="T36">java</text:span></text:p>
      <text:p text:style-name="P2"><text:span text:style-name="T36">public class Order {</text:span></text:p>
      <text:p text:style-name="P2"><text:span text:style-name="T36"><text:s text:c="4"/>private List&lt;Item&gt; items;</text:span></text:p>
      <text:p text:style-name="P2"><text:span text:style-name="T37"/></text:p>
      <text:p text:style-name="P2"><text:span text:style-name="T38"><text:s text:c="4"/>public Order() {</text:span></text:p>
      <text:p text:style-name="P2"><text:span text:style-name="T38"><text:s text:c="8"/>items = new ArrayList&lt;&gt;();</text:span></text:p>
      <text:p text:style-name="P2"><text:span text:style-name="T38"><text:s text:c="4"/>}</text:span></text:p>
      <text:p text:style-name="P2"><text:span text:style-name="T39"/></text:p>
      <text:p text:style-name="P2"><text:span text:style-name="T40"><text:s text:c="4"/>public void addItem(Item item) {</text:span></text:p>
      <text:p text:style-name="P2"><text:span text:style-name="T40"><text:s text:c="8"/>items.add(item);</text:span></text:p>
      <text:p text:style-name="P2"><text:span text:style-name="T40"><text:s text:c="4"/>}</text:span></text:p>
      <text:p text:style-name="P2"><text:span text:style-name="T41"/></text:p>
      <text:p text:style-name="P2"><text:span text:style-name="T42"><text:s text:c="4"/>public double calculateTotal() {</text:span></text:p>
      <text:p text:style-name="P2"><text:span text:style-name="T42"><text:s text:c="8"/>double total = 0;</text:span></text:p>
      <text:p text:style-name="P2"><text:span text:style-name="T42"><text:s text:c="8"/>for (Item item : items) {</text:span></text:p>
      <text:p text:style-name="P2"><text:span text:style-name="T42"><text:s text:c="12"/>total += item.getPrice();</text:span></text:p>
      <text:p text:style-name="P2"><text:span text:style-name="T42"><text:s text:c="8"/>}</text:span></text:p>
      <text:p text:style-name="P2"><text:span text:style-name="T42"><text:s text:c="8"/>return total;</text:span></text:p>
      <text:p text:style-name="P2"><text:span text:style-name="T42"><text:s text:c="4"/>}</text:span></text:p>
      <text:p text:style-name="P2"><text:span text:style-name="T42">}</text:span></text:p>
      <text:p text:style-name="P2"><text:span text:style-name="T43"/></text:p>
      <text:p text:style-name="P2"><text:span text:style-name="T43"/></text:p>
      <text:p text:style-name="P2"><text:span text:style-name="T44">Refatore este código para seguir os princípios do SOLID.</text:span></text:p>
      <text:p text:style-name="P2"><text:span text:style-name="T45"/></text:p>
      <text:p text:style-name="P2"><text:span text:style-name="T45"/></text:p>
      <text:p text:style-name="P2"><text:span text:style-name="T45"/></text:p>
      <text:p text:style-name="P2"><text:span text:style-name="T46">Parte 4: Conhecimento de Frameworks e Ferramentas</text:span></text:p>
      <text:p text:style-name="P2"><text:span text:style-name="T47"/></text:p>
      <text:p text:style-name="P2"><text:span text:style-name="T48">7. Hibernate</text:span></text:p>
      <text:p text:style-name="P2"><text:span text:style-name="T49"/></text:p>
      <text:p text:style-name="P2"><text:span text:style-name="T50">Explique o que é o Hibernate e como ele facilita o mapeamento objeto-relacional em Java. Dê um exemplo de uma classe de entidade mapeada com Hibernate.</text:span></text:p>
      <text:p text:style-name="P2"><text:span text:style-name="T51"/></text:p>
      <text:p text:style-name="P2"><text:span text:style-name="T52">8. Testes Unitários</text:span></text:p>
      <text:p text:style-name="P2"><text:span text:style-name="T53"/></text:p>
      <text:p text:style-name="P2"><text:span text:style-name="T54">Descreva a importância dos testes unitários no desenvolvimento de software e escreva um teste unitário utilizando JUnit para a classe CacheLRU implementada anteriormente.</text:span></text:p>
      <text:p text:style-name="P2"><text:span text:style-name="T55"/></text:p>
      <text:p text:style-name="P2"><text:span text:style-name="T56">9. Maven e Gradle</text:span></text:p>
      <text:p text:style-name="P2"><text:span text:style-name="T57"/></text:p>
      <text:p text:style-name="P2"><text:span text:style-name="T58">Compare Maven e Gradle como ferramentas de build no ecossistema Java. Quais são as principais diferenças e quando você escolheria uma em detrimento da outra?</text:span></text:p>
      <text:p text:style-name="P2"><text:span text:style-name="T59"/></text:p>
      <text:p text:style-name="P2"><text:span text:style-name="T60">Parte 5: Resolução de Problemas</text:span></text:p>
      <text:p text:style-name="P2"><text:span text:style-name="T61"/></text:p>
      <text:p text:style-name="P2"><text:span text:style-name="T62">10. Debugging</text:span></text:p>
      <text:p text:style-name="P2"><text:span text:style-name="T63"/></text:p>
      <text:p text:style-name="P2"><text:span text:style-name="T64">Explique como você aborda o processo de debugging em uma aplicação Java complexa. Quais ferramentas e técnicas você utiliza?</text:span></text:p>
      <text:p text:style-name="P2"><text:span text:style-name="T65"/></text:p>
      <text:p text:style-name="P2"><text:span text:style-name="T66">11. Melhoria de Performance</text:span></text:p>
      <text:p text:style-name="P2"><text:span text:style-name="T67"/></text:p>
      <text:p text:style-name="P2"><text:span text:style-name="T68">Dado um sistema Java que está apresentando problemas de performance, quais são os passos que você seguiria para identificar e resolver os gargalos?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